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49e" officeooo:paragraph-rsid="0008e4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ingreso el meta &lt;meta name="keywords shitter" content="Vino casadelsur online, venta de vino online, comprar vino tinto online, vino por internet"/&gt; en todos los htm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0T00:20:07.231770476</meta:creation-date>
    <dc:date>2021-01-20T00:22:49.000616097</dc:date>
    <meta:editing-duration>PT2M45S</meta:editing-duration>
    <meta:editing-cycles>1</meta:editing-cycles>
    <meta:document-statistic meta:table-count="0" meta:image-count="0" meta:object-count="0" meta:page-count="1" meta:paragraph-count="1" meta:word-count="25" meta:character-count="170" meta:non-whitespace-character-count="146"/>
    <meta:generator>LibreOffice/7.0.3.1$Linux_X86_64 LibreOffice_project/00$Build-1</meta:generator>
  </office:meta>
</office:document-meta>
</file>